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1.47mm" svg:y="1mm">
            <draw:object draw:notify-on-update-of-ranges="data.A1:data.A1 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6.14996" calcext:value-type="float">
            <text:p>-46,14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7.19998" calcext:value-type="float">
            <text:p>-17,19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.59997" calcext:value-type="float">
            <text:p>-17,59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9.19996" calcext:value-type="float">
            <text:p>-29,19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3.24999" calcext:value-type="float">
            <text:p>-13,2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.250015" calcext:value-type="float">
            <text:p>-7,250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5.54997" calcext:value-type="float">
            <text:p>-25,549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6.19997" calcext:value-type="float">
            <text:p>-26,199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99999" calcext:value-type="float">
            <text:p>2,299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7.2504" calcext:value-type="float">
            <text:p>-97,25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1.14994" calcext:value-type="float">
            <text:p>-31,149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7.04986" calcext:value-type="float">
            <text:p>-37,049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1.54992" calcext:value-type="float">
            <text:p>-21,549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8.44988" calcext:value-type="float">
            <text:p>-48,449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000001" calcext:value-type="float">
            <text:p>7,000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9.99992" calcext:value-type="float">
            <text:p>-19,999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.500015" calcext:value-type="float">
            <text:p>-6,500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200002" calcext:value-type="float">
            <text:p>6,2000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.09995" calcext:value-type="float">
            <text:p>-11,099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5.25002" calcext:value-type="float">
            <text:p>-55,250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449996" calcext:value-type="float">
            <text:p>3,4499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.550016" calcext:value-type="float">
            <text:p>-4,5500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300002" calcext:value-type="float">
            <text:p>6,300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199998" calcext:value-type="float">
            <text:p>2,1999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5.59992" calcext:value-type="float">
            <text:p>-15,599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299998" calcext:value-type="float">
            <text:p>5,2999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749994" calcext:value-type="float">
            <text:p>2,7499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9.44991" calcext:value-type="float">
            <text:p>-19,449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.899992" calcext:value-type="float">
            <text:p>-8,8999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1.59999" calcext:value-type="float">
            <text:p>-11,599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999996" calcext:value-type="float">
            <text:p>3,9999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649996" calcext:value-type="float">
            <text:p>3,6499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6000147" calcext:value-type="float">
            <text:p>-0,60001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000001" calcext:value-type="float">
            <text:p>6,000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399997" calcext:value-type="float">
            <text:p>4,3999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99992" calcext:value-type="float">
            <text:p>1,1999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499997" calcext:value-type="float">
            <text:p>3,4999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.800014" calcext:value-type="float">
            <text:p>-2,8000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349999" calcext:value-type="float">
            <text:p>5,34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399998" calcext:value-type="float">
            <text:p>5,3999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2.89987" calcext:value-type="float">
            <text:p>-22,899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850001" calcext:value-type="float">
            <text:p>5,85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699996" calcext:value-type="float">
            <text:p>3,6999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250001" calcext:value-type="float">
            <text:p>7,2500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999887" calcext:value-type="float">
            <text:p>0,79998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000001" calcext:value-type="float">
            <text:p>7,00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399987" calcext:value-type="float">
            <text:p>1,3999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2500057" calcext:value-type="float">
            <text:p>-0,25000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.050025" calcext:value-type="float">
            <text:p>-5,0500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6.950006" calcext:value-type="float">
            <text:p>-6,9500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350009" calcext:value-type="float">
            <text:p>-0,3500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6.550007" calcext:value-type="float">
            <text:p>-6,5500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449999" calcext:value-type="float">
            <text:p>5,4499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799999" calcext:value-type="float">
            <text:p>3,7999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399993" calcext:value-type="float">
            <text:p>2,3999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200001" calcext:value-type="float">
            <text:p>6,20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050001" calcext:value-type="float">
            <text:p>7,05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700001" calcext:value-type="float">
            <text:p>7,70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800001" calcext:value-type="float">
            <text:p>7,800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000001" calcext:value-type="float">
            <text:p>7,0000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300001" calcext:value-type="float">
            <text:p>7,3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9:35:05.889000000</dc:date>
    <meta:editing-duration>PT3M14S</meta:editing-duration>
    <meta:editing-cycles>1</meta:editing-cycles>
    <meta:document-statistic meta:table-count="1" meta:cell-count="3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2</text:p>
        </chart:title>
        <chart:subtitle svg:x="6.673cm" svg:y="1.275cm" chart:style-name="ch3">
          <text:p>Turno Ilimitado</text:p>
        </chart:subtitle>
        <chart:legend chart:legend-position="end" svg:x="12.645cm" svg:y="4.201cm" style:legend-expansion="high" chart:style-name="ch4"/>
        <chart:plot-area chart:style-name="ch5" table:cell-range-address="data.A1:data.B151" chart:data-source-has-labels="row" svg:x="1.331cm" svg:y="2.138cm" svg:width="10.994cm" svg:height="5.701cm">
          <chartooo:coordinate-region svg:x="2.243cm" svg:y="2.338cm" svg:width="9.802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011cm" chart:style-name="ch8">
              <text:p>Recom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46.14996">
                <text:p>-46.14996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7.19998">
                <text:p>-17.1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7.59997">
                <text:p>-17.5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9.19996">
                <text:p>-29.1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3.24999">
                <text:p>-13.24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7.250015">
                <text:p>-7.25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25.54997">
                <text:p>-25.54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26.19997">
                <text:p>-26.1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299999">
                <text:p>2.2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97.2504">
                <text:p>-97.2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31.14994">
                <text:p>-31.14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37.04986">
                <text:p>-37.04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21.54992">
                <text:p>-21.54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48.44988">
                <text:p>-48.44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000001">
                <text:p>7.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9.99992">
                <text:p>-19.99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6.500015">
                <text:p>-6.500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200002">
                <text:p>6.2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1.09995">
                <text:p>-11.09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55.25002">
                <text:p>-55.25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449996">
                <text:p>3.449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4.550016">
                <text:p>-4.550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00002">
                <text:p>6.3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5.59992">
                <text:p>-15.59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299998">
                <text:p>5.29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749994">
                <text:p>2.749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9.44991">
                <text:p>-19.44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8.899992">
                <text:p>-8.899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1.59999">
                <text:p>-11.5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999996">
                <text:p>3.999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.649996">
                <text:p>3.649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6000147">
                <text:p>-0.6000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000001">
                <text:p>6.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399997">
                <text:p>4.399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199992">
                <text:p>1.199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499997">
                <text:p>3.4999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2.800014">
                <text:p>-2.800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349999">
                <text:p>5.34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399998">
                <text:p>5.39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22.89987">
                <text:p>-22.899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850001">
                <text:p>5.85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699996">
                <text:p>3.699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250001">
                <text:p>7.25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999887">
                <text:p>0.79998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000001">
                <text:p>7.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399987">
                <text:p>1.3999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2500057">
                <text:p>-0.25000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5.050025">
                <text:p>-5.050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6.950006">
                <text:p>-6.950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350009">
                <text:p>-0.350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6.550007">
                <text:p>-6.5500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449999">
                <text:p>5.44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799999">
                <text:p>3.7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399993">
                <text:p>2.399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.200001">
                <text:p>6.2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050001">
                <text:p>7.05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700001">
                <text:p>7.7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800001">
                <text:p>7.8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.000001">
                <text:p>7.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.300001">
                <text:p>7.3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